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Identifier.getPublic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dentifier.DocumentIdentifier( String pubId , String area , String uuid , String 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